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icrosoft JhengHei" svg:font-family="'Microsoft JhengHei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9.88mm"/>
      <style:text-properties fo:font-size="14pt" officeooo:rsid="00237e16" officeooo:paragraph-rsid="00237e16" style:font-size-asian="14pt" style:font-size-complex="14pt"/>
    </style:style>
    <style:style style:name="P2" style:family="paragraph" style:parent-style-name="Standard">
      <style:paragraph-properties fo:line-height="9.88mm" fo:text-align="center" style:justify-single-word="false"/>
      <style:text-properties fo:font-size="20pt" officeooo:rsid="002ce5e9" officeooo:paragraph-rsid="002ce5e9" style:font-name-asian="Microsoft JhengHei" style:font-size-asian="20pt" style:font-size-complex="20pt"/>
    </style:style>
    <style:style style:name="P3" style:family="paragraph" style:parent-style-name="Standard">
      <style:paragraph-properties fo:line-height="9.88mm"/>
      <style:text-properties fo:font-size="10.5pt" officeooo:rsid="002ce5e9" officeooo:paragraph-rsid="002ce5e9" style:font-size-asian="10.5pt" style:font-size-complex="10.5pt"/>
    </style:style>
    <style:style style:name="P4" style:family="paragraph" style:parent-style-name="Standard">
      <style:paragraph-properties fo:line-height="9.88mm" fo:break-before="page"/>
      <style:text-properties fo:font-size="14pt" officeooo:rsid="00237e16" officeooo:paragraph-rsid="00237e16" style:font-size-asian="14pt" style:font-size-complex="14pt"/>
    </style:style>
    <style:style style:name="P5" style:family="paragraph" style:parent-style-name="Standard">
      <style:paragraph-properties fo:line-height="9.88mm" fo:break-before="page"/>
      <style:text-properties fo:font-size="10.5pt" officeooo:rsid="002ce5e9" officeooo:paragraph-rsid="002ce5e9" style:font-size-asian="10.5pt" style:font-size-complex="10.5pt"/>
    </style:style>
    <style:style style:name="P6" style:family="paragraph" style:parent-style-name="Standard">
      <style:paragraph-properties fo:line-height="9.88mm" fo:text-align="center" style:justify-single-word="false"/>
      <style:text-properties fo:font-size="20pt" officeooo:rsid="002ce5e9" officeooo:paragraph-rsid="002ce5e9" style:font-name-asian="Microsoft JhengHei" style:font-size-asian="20pt" style:font-size-complex="20pt"/>
    </style:style>
    <style:style style:name="P7" style:family="paragraph" style:parent-style-name="Standard">
      <style:paragraph-properties fo:line-height="9.88mm"/>
      <style:text-properties fo:font-size="14pt" officeooo:rsid="00237e16" officeooo:paragraph-rsid="00237e16" style:font-size-asian="14pt" style:font-size-complex="14pt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無形書院 經典會讀 資料]</text:p>
      <text:p text:style-name="P2">莊子‧雜篇‧則陽第二十四（一）</text:p>
      <text:p text:style-name="P1"/>
      <text:p text:style-name="P1">則陽游於楚，夷節言之於王，王未之見，夷節歸。彭陽見王果曰：「夫子何不<text:ruby text:style-name="Ru1"><text:ruby-base>譚</text:ruby-base><text:ruby-text>tɑ́n</text:ruby-text></text:ruby>我於王？」王果曰：「我不若公閱休。」彭陽曰：「公閱休奚為者邪？」曰：「冬則<text:ruby text:style-name="Ru1"><text:ruby-base>擉</text:ruby-base><text:ruby-text>chù</text:ruby-text></text:ruby>鱉於江，夏則休乎山樊。有過而問者，曰：『此予宅也。』夫夷節已不能，而況我乎！吾又不若夷節。夫夷節之為人也，無德而有知，不自許，以之神其交，固顛冥乎富貴之地，非相助以德，相助消也。夫凍者假衣於春，<text:ruby text:style-name="Ru1"><text:ruby-base>暍</text:ruby-base><text:ruby-text>hè</text:ruby-text></text:ruby>者反冬乎冷風。夫楚王之為人也，形尊而嚴，其於罪也，無赦如虎，非夫佞人、正德，其孰能<text:ruby text:style-name="Ru1"><text:ruby-base>橈</text:ruby-base><text:ruby-text>nɑ́o</text:ruby-text></text:ruby>焉！故聖人，其窮也使家人忘其貧，其達也使王公忘其爵祿而化卑。其於物也，與之為<text:ruby text:style-name="Ru1"><text:ruby-base>娛</text:ruby-base><text:ruby-text>xī</text:ruby-text></text:ruby>矣；其於人也，樂物之通而保己焉。故或不言而飲人以和，與人並立而使人化。父子之宜，彼其乎歸居，而一閒其所施。其於人心者，若是其遠也。故曰待公閱休。」 </text:p>
      <text:p text:style-name="P1"/>
      <text:p text:style-name="P1">聖人達綢繆，周盡一體矣，而不知其然，性也。復命搖作而以天為師，人則從而命之也。憂乎知而所行恆無幾時，其有止也若之何？ </text:p>
      <text:p text:style-name="P1">生而美者，人與之鑑，不告則不知其美於人也。若知之，若不知之，若聞之，若不聞之，其可喜也終無已，人之好之亦無已，性也。聖人之愛人也，人與之名，不告則不知其愛人也。若知之，若不知之，若聞之，若不聞之，其愛人也終無已，人之安之亦無已，性也。 </text:p>
      <text:p text:style-name="P1">舊國舊都，望之暢然；雖使丘陵草木之<text:ruby text:style-name="Ru1"><text:ruby-base>緡</text:ruby-base><text:ruby-text>mín</text:ruby-text></text:ruby>，入之者十九，猶之暢然。況見見聞聞者也？以十仞之臺縣眾閒者也！ </text:p>
      <text:p text:style-name="P1"/>
      <text:p text:style-name="P1">冉相氏得其環中以隨成，與物無終無始，無幾無時日。與物化者，一不化者也，<text:ruby text:style-name="Ru1"><text:ruby-base>闔</text:ruby-base><text:ruby-text>hé</text:ruby-text></text:ruby>嘗舍之！夫師天而不得師天，與物皆殉，其以為事也若之何？夫聖人未始有天，未始有人，未始有始，未始有物，與世偕行而不替，所行之備而不<text:ruby text:style-name="Ru1"><text:ruby-base>洫</text:ruby-base><text:ruby-text>xù</text:ruby-text></text:ruby>，其合之也若之何？ </text:p>
      <text:p text:style-name="P1">湯得其司御門尹登恆為之傅之，從師而不囿，得其隨成；為之司其名之名，嬴法得其兩見。仲尼之盡慮，為之傅之。 </text:p>
      <text:p text:style-name="P1">容成氏曰：「除日無歲，無內無外。」 </text:p>
      <text:p text:style-name="P4"/>
      <text:p text:style-name="P1">魏瑩與田侯牟約，田侯牟背之。魏瑩怒，將使人刺之。 </text:p>
      <text:p text:style-name="P1">犀首聞而恥之，曰：「君為萬乘之君也，而以匹夫從<text:ruby text:style-name="Ru1"><text:ruby-base>讎</text:ruby-base><text:ruby-text>chóu</text:ruby-text></text:ruby>！衍請受甲二十萬，為君攻之，虜其人民，係其牛馬，使其君內熱發於背，然後拔其國。忌也出走，然後<text:ruby text:style-name="Ru1"><text:ruby-base>抶</text:ruby-base><text:ruby-text>chì</text:ruby-text></text:ruby>其背，折其脊。」 </text:p>
      <text:p text:style-name="P1">季子聞而恥之，曰：「築十仞之城，城者既十仞矣，則又壞之，此胥靡之所苦也。今兵不起七年矣，此王之基也。衍亂人，不可聽也。」 </text:p>
      <text:p text:style-name="P1">華子聞而醜之，曰：「善言伐齊者，亂人也；善言勿伐者，亦亂人也；謂伐之與不伐亂人也者，又亂人也。」王曰：「然則若何？」曰：「君求其道而已矣。」 </text:p>
      <text:p text:style-name="P1">惠子聞之而見戴晉人。戴晉人曰：「有所謂蝸者，君知之乎？」曰：「然。」「有國於蝸之左角者曰觸氏，有國於蝸之右角者曰蠻氏，時相與爭地而戰，伏尸數萬，逐北旬有五日而後反。」君曰：「噫！其虛言與？」曰：「臣請為君實之。君以意在四方上下有窮乎？」君曰：「無窮。」曰：「知遊心於無窮，而反在通達之國，若存若亡乎？」君曰：「然。」曰：「通達之中有魏，於魏中有梁，於梁中有王。王與蠻氏，有辯乎？」君曰：「無辯。」客出而君惝然若有亡也。 </text:p>
      <text:p text:style-name="P1">客出，惠子見。君曰：「客，大人也，聖人不足以當之。」惠子曰：「夫吹<text:ruby text:style-name="Ru1"><text:ruby-base>筦</text:ruby-base><text:ruby-text>guɑ̌n</text:ruby-text></text:ruby>也，猶有嗃也；吹劍首者，<text:ruby text:style-name="Ru1"><text:ruby-base>吷</text:ruby-base><text:ruby-text>xuè</text:ruby-text></text:ruby>而已矣。堯、舜，人之所譽也；道堯、舜於戴晉人之前，譬猶一吷也。」 </text:p>
      <text:p text:style-name="P1"/>
      <text:p text:style-name="P1">孔子之楚，舍於蟻丘之漿。其鄰有夫妻臣妾登極者，子路曰：「是<text:ruby text:style-name="Ru1"><text:ruby-base>稯</text:ruby-base><text:ruby-text>zǒng</text:ruby-text></text:ruby>稯何為者邪？」仲尼曰：「是聖人僕也。是自埋於民，自藏於畔。其聲銷，其志無窮，其口雖言，其心未嘗言，方且與世違而心不屑與之俱。是陸沈者也，是其市南宜僚邪？」子路請往召之。孔子曰：「已矣！彼知丘之著於己也，知丘之適楚也，以丘為必使楚王之召己也，彼且以丘為佞人也。夫若然者，其於佞人也羞聞其言，而況親見其身乎！而何以為存？」子路往視之，其室虛矣。 </text:p>
      <text:p text:style-name="P1"/>
      <text:p text:style-name="P5">[無形書院 經典會讀 資料]</text:p>
      <text:p text:style-name="P2">莊子‧雜篇‧則陽第二十四（二）</text:p>
      <text:p text:style-name="P1"/>
      <text:p text:style-name="P1">長梧封人問子牢曰：「君為政焉勿鹵莽，治民焉勿滅裂。昔予為禾，耕而鹵莽之，則其實亦鹵莽而報予；芸而滅裂之，其實亦滅裂而報予。予來年變齊，深其耕而熟<text:ruby text:style-name="Ru1"><text:ruby-base>耰</text:ruby-base><text:ruby-text>yōu</text:ruby-text></text:ruby>之，其禾<text:ruby text:style-name="Ru1"><text:ruby-base>蘩</text:ruby-base><text:ruby-text>fɑ́n</text:ruby-text></text:ruby>以滋，予終年厭<text:ruby text:style-name="Ru1"><text:ruby-base>飧</text:ruby-base><text:ruby-text>sūn</text:ruby-text></text:ruby>。」莊子聞之曰：「今人之治其形，理其心，多有似封人之所謂：<text:bookmark-start text:name="__DdeLink__256_1606904618"/><text:ruby text:style-name="Ru1"><text:ruby-base>遁<text:bookmark-end text:name="__DdeLink__256_1606904618"/></text:ruby-base><text:ruby-text>dùn</text:ruby-text></text:ruby>其天，離其性，滅其情，亡其神，以眾為。故鹵莽其性者，欲<text:ruby text:style-name="Ru1"><text:ruby-base>惡</text:ruby-base><text:ruby-text>wǖ</text:ruby-text></text:ruby>之孽，為性<text:ruby text:style-name="Ru1"><text:ruby-base>萑</text:ruby-base><text:ruby-text>huɑ́n</text:ruby-text></text:ruby>葦蒹葭，始萌以扶吾形，尋<text:ruby text:style-name="Ru1"><text:ruby-base>擢</text:ruby-base><text:ruby-text>zhuó</text:ruby-text></text:ruby>吾性，並潰漏發，不擇所出，漂<text:ruby text:style-name="Ru1"><text:ruby-base>疽</text:ruby-base><text:ruby-text>jū</text:ruby-text></text:ruby>疥<text:ruby text:style-name="Ru1"><text:ruby-base>癕</text:ruby-base><text:ruby-text>yōng</text:ruby-text></text:ruby>，內熱<text:ruby text:style-name="Ru1"><text:ruby-base>溲</text:ruby-base><text:ruby-text>sǒu</text:ruby-text></text:ruby>膏是也。」 </text:p>
      <text:p text:style-name="P1"/>
      <text:p text:style-name="P1">柏矩學於老聃，曰：「請之天下遊。」老聃曰：「已矣！天下猶是也。」又請之，老聃曰：「汝將何始？」曰：「始於齊。」至齊，見辜人焉，推而強之，解朝服而幕之，號天而哭之曰：「子乎子乎！天下有大<text:ruby text:style-name="Ru1"><text:ruby-base>菑</text:ruby-base><text:ruby-text>zī</text:ruby-text></text:ruby>，子獨先離之！」曰：「莫為盜！莫為殺人！榮辱立，然後睹所病；貨財聚，然後睹所爭。今立人之所病，聚人之所爭，窮困人之身，使無休時，欲無至此，得乎！古之君人者，以得為在民，以失為在己；以正為在民，以枉為在己。故一形有失其形者，退而自責。今則不然。匿為物而愚不識，大為難而罪不敢，重為任而罰不勝，遠其塗而誅不至。民知力竭，則以偽繼之，日出多偽，士民安得不偽！夫力不足則偽，知不足則欺，財不足則盜。盜竊之行，於誰責而可乎？」 </text:p>
      <text:p text:style-name="P1"/>
      <text:p text:style-name="P1"><text:ruby text:style-name="Ru1"><text:ruby-base>蘧</text:ruby-base><text:ruby-text>qú</text:ruby-text></text:ruby>伯玉行年六十而六十化，未嘗不始於是之而卒<text:ruby text:style-name="Ru1"><text:ruby-base>詘</text:ruby-base><text:ruby-text>chù</text:ruby-text></text:ruby>之以非也，未知今之所謂是之非五十九年非也。萬物有乎生而莫見其根，有乎出而莫見其門。人皆尊其知之所知，而莫知恃其知之所不知而後知，可不謂大疑乎！已乎已乎！且無所逃。此所謂然與，然乎？ </text:p>
      <text:p text:style-name="P1"/>
      <text:p text:style-name="P1">仲尼問於大史大<text:ruby text:style-name="Ru1"><text:ruby-base>弢</text:ruby-base><text:ruby-text>dɑ̄o</text:ruby-text></text:ruby>、伯常<text:ruby text:style-name="Ru1"><text:ruby-base>騫</text:ruby-base><text:ruby-text>qiɑ̄n</text:ruby-text></text:ruby>、<text:ruby text:style-name="Ru1"><text:ruby-base>狶</text:ruby-base><text:ruby-text>xī</text:ruby-text></text:ruby>韋曰：「夫衛靈公飲酒湛樂，不聽國家之政；田獵畢弋，不應諸侯之際。其所以為靈公者何邪？」大弢曰：「是因是也。」伯常騫曰：「夫靈公有妻三人，同<text:ruby text:style-name="Ru1"><text:ruby-base>濫</text:ruby-base><text:ruby-text>jiān</text:ruby-text></text:ruby>而浴。史<text:ruby text:style-name="Ru1"><text:ruby-base>鰌</text:ruby-base><text:ruby-text>qiū</text:ruby-text></text:ruby>奉御而進所，搏幣而扶翼。其慢若彼之甚也，見賢人若此其肅也，是其所以為靈公也。」狶韋曰：「夫靈公也死，卜葬於故墓不吉，卜葬於沙丘而吉。掘之數仞，得石槨焉，洗而視之，有銘焉，曰：『不<text:ruby text:style-name="Ru1"><text:ruby-base>馮</text:ruby-base><text:ruby-text>píng</text:ruby-text></text:ruby>其子，靈公奪而里之。』夫靈公之為靈也久矣，之二人何足以識之？」 </text:p>
      <text:p text:style-name="P4">少知問於大公調曰：「何謂丘里之言？」大公調曰：「丘里者，合十姓百名而以為風俗也。合異以為同，散同以為異。今指馬之百體而不得馬，而馬係於前者，立其百體而謂之馬也。是故丘山積卑而為高，江河合水而為大，大人合并而為公。是以自外入者，有主而不執；由中出者，有正而不距。四時殊氣，天不賜，故歲成；五官殊職，君不私，故國治；文武大人不賜，故德備；萬物殊理，道不私，故無名。無名故無為，無為而無不為。時有終始，世有變化，禍福淳淳，至有所拂者而有所宜；自殉殊面，有所正者有所差。比於大澤，百材皆度；觀於大山，木石同壇。此之謂丘里之言。」 </text:p>
      <text:p text:style-name="P1"><text:tab/><text:tab/> </text:p>
      <text:p text:style-name="P1">少知曰：「然則謂之道，足乎？」大公調曰：「不然。今計物之數，不止於萬，而期曰『萬物』者，以數之多者號而讀之也。是故天地者，形之大者也；陰陽者，氣之大者也；道者為之公。因其大而號以讀之，則可也。已有之矣，乃將得比哉！則若以斯辯，譬猶狗馬，其不及遠矣。」 </text:p>
      <text:p text:style-name="P1"/>
      <text:p text:style-name="P1">少知曰：「四方之內，六合之裏，萬物之所生惡起？」太公調曰：「陰陽相照、相蓋、相治，四時相代、相生、相殺，欲惡去就於是橋起，雌雄片合於是庸有。安危相易，禍福相生，緩急相摩，聚散以成。此名實之可紀，精微之可志也。隨序之相理，橋運之相使，窮則反，終則始。此物之所有，言之所盡，知之所至，極物而已。<text:ruby text:style-name="Ru1"><text:ruby-base>覩</text:ruby-base><text:ruby-text>dǔ</text:ruby-text></text:ruby>道之人，不隨其所廢，不原其所起，此議之所止。」 </text:p>
      <text:p text:style-name="P1"/>
      <text:p text:style-name="P1">少知曰：「季真之莫為，接子之或使，二家之議，孰正於其情？孰偏於其理？」太公調曰：「雞鳴狗吠，是人之所知，雖有大知，不能以言讀其所自化，又不能以意其所將為。斯而析之，精至於無倫，大至於不可圍，或之使，莫之為，未免於物而終以為過。或使則實，莫為則虛。有名有實，是物之居；無名無實，在物之虛。可言可意，言而愈疏。未生不可忌，已死不可阻。死生非遠也，理不可睹。或之使，莫之為，疑之所假。吾觀之本，其往無窮；吾求之末，其來無止。無窮、無止，言之無也，與物同理；或使、莫為，言之本也，與物終始。道不可有，有不可無。道之為名，所假而行。或使莫為，在物一曲，夫胡為於大方？言而足，則終日言而盡道；言而不足，則終日言而盡物。道、物之極，言、默不足以載；非言非默，議其有極。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icrosoft JhengHei" svg:font-family="'Microsoft JhengHei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W-Sung" style:font-family-asian="TW-Sung, TW-Sung-Ext-B, TW-Sung-Plu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TW-Sung" style:font-family-asian="TW-Sung, TW-Sung-Ext-B, TW-Sung-Plu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style:contextual-spacing="false" fo:text-indent="-6.35m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1.75mm" fo:margin-right="0mm" fo:margin-top="0mm" fo:margin-bottom="4.23mm" style:contextual-spacing="false" fo:text-indent="-6.35mm" style:auto-text-indent="false"/>
    </style:style>
    <style:style style:name="List_20_5" style:display-name="List 5" style:family="paragraph" style:parent-style-name="List" style:class="list">
      <style:paragraph-properties fo:margin-left="31.75mm" fo:margin-right="0mm" fo:margin-top="0mm" fo:margin-bottom="2.12mm" style:contextual-spacing="false" fo:text-indent="-6.35m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5.4mm" fo:margin-right="0mm" fo:margin-top="4.23mm" fo:margin-bottom="2.12mm" style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style:contextual-spacing="false" fo:text-indent="-6.35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es" style:family="text">
      <style:text-properties style:text-position="0% 100%" style:font-name="Liberation Serif1" fo:font-family="'Liberation Serif'" style:font-style-name="Regular" style:font-family-generic="roman" style:font-pitch="variable" fo:font-size="8pt" style:text-underline-style="none" fo:font-weight="normal" fo:background-color="#ffffff" style:font-size-asian="6pt" style:font-size-complex="6pt" style:text-emphasize="none" style:shadow="none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6.1mm" fo:margin-bottom="12.88mm" fo:margin-left="11.38mm" fo:margin-right="8.94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11-16T14:42:45.249950198</meta:creation-date>
    <dc:date>2015-11-28T19:37:43.717792524</dc:date>
    <dc:creator>ejsoon </dc:creator>
    <meta:editing-duration>PT2H41M40S</meta:editing-duration>
    <meta:editing-cycles>11</meta:editing-cycles>
    <meta:generator>LibreOffice/4.2.7.2$Linux_X86_64 LibreOffice_project/420m0$Build-2</meta:generator>
    <meta:document-statistic meta:table-count="0" meta:image-count="0" meta:object-count="0" meta:page-count="4" meta:paragraph-count="27" meta:word-count="3196" meta:character-count="3224" meta:non-whitespace-character-count="3196"/>
  </office:meta>
</office:document-meta>
</file>